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F4000001DBDBF5FB250F502414.png" manifest:media-type="image/png"/>
  <manifest:file-entry manifest:full-path="Pictures/100002010000038D000001181295BFADA9F33AF1.png" manifest:media-type="image/png"/>
  <manifest:file-entry manifest:full-path="Pictures/10000201000000E300000097E2123E720C7A079E.png" manifest:media-type="image/png"/>
  <manifest:file-entry manifest:full-path="Pictures/10000201000004B00000032026703B42B2C505DA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58cm" draw:marker-end-width="0.358cm" draw:fill="none" draw:fill-color="#000000" draw:textarea-horizontal-align="justify" draw:textarea-vertical-align="middle" draw:auto-grow-height="false" fo:min-height="0.302cm" fo:min-width="0.047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000000" draw:marker-start-width="0.359cm" draw:marker-end-width="0.359cm" draw:fill="none" draw:textarea-vertical-align="middle" fo:padding-top="0.166cm" fo:padding-bottom="0.166cm" fo:padding-left="0.291cm" fo:padding-right="0.291cm"/>
    </style:style>
    <style:style style:name="gr3" style:family="graphic" style:parent-style-name="standard">
      <style:graphic-properties svg:stroke-width="0.081cm" svg:stroke-color="#000000" draw:fill-color="#000000" draw:opacity="100%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7b3d00" draw:fill-color="#b85c00" draw:opacity="70%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draw:stroke="none" svg:stroke-color="#7b3d00" draw:fill-color="#b85c00" draw:opacity="70%" draw:textarea-horizontal-align="justify" draw:textarea-vertical-align="middle" draw:auto-grow-height="false" fo:min-height="0.174cm" fo:min-width="0cm"/>
    </style:style>
    <style:style style:name="gr6" style:family="graphic" style:parent-style-name="objectwithoutfill">
      <style:graphic-properties svg:stroke-width="0.081cm" svg:stroke-color="#b85c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35cm" svg:stroke-color="#ea7500" draw:marker-start-width="0.252cm" draw:marker-end-width="0.252cm" draw:fill="solid" draw:fill-color="#ea7500" draw:opacity="80%" draw:textarea-horizontal-align="justify" draw:textarea-vertical-align="middle" draw:auto-grow-height="false" fo:min-height="1.03cm" fo:min-width="0.779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780373" draw:marker-start-width="0.252cm" draw:marker-end-width="0.252cm" draw:fill="none" draw:fill-color="#780373" draw:opacity="100%" draw:textarea-horizontal-align="justify" draw:textarea-vertical-align="middle" draw:auto-grow-height="false" fo:min-height="1.03cm" fo:min-width="0.779cm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18cm" svg:stroke-color="#780373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svg:stroke-color="#780373" draw:fill-color="#bf819e" draw:opacity="90%" draw:textarea-horizontal-align="justify" draw:textarea-vertical-align="middle" draw:auto-grow-height="false" fo:min-height="2.485cm" fo:min-width="4.895cm"/>
    </style:style>
    <style:style style:name="gr11" style:family="graphic" style:parent-style-name="standard">
      <style:graphic-properties draw:stroke="none" svg:stroke-color="#7b3d00" draw:fill-color="#b85c00" draw:opacity="70%" draw:textarea-horizontal-align="justify" draw:textarea-vertical-align="middle" draw:auto-grow-height="false" fo:min-height="0.034cm" fo:min-width="0cm"/>
    </style:style>
    <style:style style:name="gr12" style:family="graphic" style:parent-style-name="standard">
      <style:graphic-properties draw:stroke="none" svg:stroke-color="#7b3d00" draw:fill-color="#b85c00" draw:opacity="70%"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draw:stroke="solid" svg:stroke-width="0.106cm" svg:stroke-color="#590649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solid" svg:stroke-color="#000000" draw:fill="none" draw:fill-color="#ffffff" fo:min-height="1.39cm"/>
      <style:paragraph-properties style:writing-mode="lr-tb"/>
    </style:style>
    <style:style style:name="gr15" style:family="graphic" style:parent-style-name="objectwithoutfill">
      <style:graphic-properties draw:stroke="solid" svg:stroke-width="0.081cm" svg:stroke-color="#650953" draw:marker-start-width="0.322cm" draw:marker-end="Arrowheads_20_2" draw:marker-end-width="0.422cm" draw:fill="none" draw:textarea-vertical-align="middle" fo:padding-top="0.166cm" fo:padding-bottom="0.166cm" fo:padding-left="0.291cm" fo:padding-right="0.291cm"/>
    </style:style>
    <style:style style:name="gr16" style:family="graphic" style:parent-style-name="objectwithoutfill">
      <style:graphic-properties svg:stroke-width="0.053cm" svg:stroke-color="#000000" draw:marker-start-width="0.279cm" draw:marker-end="Arrowheads_20_4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cm" fo:min-width="0.629cm"/>
      <style:paragraph-properties style:writing-mode="lr-tb"/>
    </style:style>
    <style:style style:name="gr18" style:family="graphic" style:parent-style-name="standard">
      <style:graphic-properties svg:stroke-width="0.081cm" svg:stroke-color="#000000" draw:marker-start="Arrowheads_20_5" draw:marker-start-width="0.421cm" draw:marker-end="Arrowheads_20_6" draw:marker-end-width="0.421cm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cm" fo:min-width="1.522cm"/>
      <style:paragraph-properties style:writing-mode="lr-tb"/>
    </style:style>
    <style:style style:name="gr20" style:family="graphic" style:parent-style-name="standard">
      <style:graphic-properties svg:stroke-width="0.081cm" svg:stroke-color="#000000" draw:marker-start="Arrowheads_20_7" draw:marker-start-width="0.421cm" draw:marker-end-width="0.321cm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53cm" svg:stroke-color="#000000" draw:marker-start-width="0.28cm" draw:marker-end-width="0.28cm" draw:fill="none" draw:textarea-vertical-align="middle" fo:padding-top="0.152cm" fo:padding-bottom="0.152cm" fo:padding-left="0.277cm" fo:padding-right="0.277cm"/>
    </style:style>
    <style:style style:name="gr2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3" style:family="graphic">
      <style:graphic-properties draw:stroke="solid" svg:stroke-width="0.018cm" svg:stroke-color="#000000" draw:marker-start-width="0.227cm" draw:marker-end-width="0.227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_20_with_20_no_20_fill_20_and_20_no_20_line">
      <style:graphic-properties draw:stroke="solid" svg:stroke-width="0.018cm" svg:stroke-color="#000000" draw:marker-start-width="0.227cm" draw:marker-end-width="0.227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>
      <style:graphic-properties draw:stroke="none" svg:stroke-width="0.018cm" svg:stroke-color="#000000" draw:marker-start-width="0.227cm" draw:marker-end-width="0.227cm" draw:fill="none" draw:textarea-vertical-align="middle" draw:color-mode="standard" draw:luminance="0%" draw:contrast="0%" draw:gamma="100%" draw:red="0%" draw:green="0%" draw:blue="0%" fo:clip="rect(0.573cm, 7.697cm, 1.424cm, 6.131cm)" draw:image-opacity="100%" style:mirror="none"/>
    </style:style>
    <style:style style:name="gr26" style:family="graphic">
      <style:graphic-properties draw:stroke="none" draw:fill="none" draw:textarea-vertical-align="middle" draw:shadow="hidden" draw:shadow-offset-x="0.071cm" draw:shadow-offset-y="0.071cm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 draw:opacity="100%"/>
      <style:paragraph-properties fo:text-align="center"/>
    </style:style>
    <style:style style:name="P4" style:family="paragraph">
      <loext:graphic-properties draw:fill-color="#b85c00" draw:opacity="70%"/>
      <style:paragraph-properties fo:text-align="center"/>
    </style:style>
    <style:style style:name="P5" style:family="paragraph">
      <loext:graphic-properties draw:fill="solid" draw:fill-color="#ea7500" draw:opacity="80%"/>
      <style:paragraph-properties fo:text-align="center"/>
    </style:style>
    <style:style style:name="P6" style:family="paragraph">
      <loext:graphic-properties draw:fill="none" draw:fill-color="#780373" draw:opacity="100%"/>
      <style:paragraph-properties fo:text-align="center"/>
    </style:style>
    <style:style style:name="P7" style:family="paragraph">
      <loext:graphic-properties draw:fill-color="#bf819e" draw:opacity="9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Latin Modern Sans Demi Cond" fo:font-size="28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atin Modern Sans Demi Cond" fo:font-size="28pt" style:font-size-asian="28pt" style:font-size-complex="28pt"/>
    </style:style>
    <style:style style:name="T1" style:family="text">
      <style:text-properties style:font-name="Latin Modern Sans Demi Cond" fo:font-size="28pt"/>
    </style:style>
    <style:style style:name="T2" style:family="text">
      <style:text-properties fo:color="#650953" loext:opacity="100%" style:font-name="Latin Modern Sans Demi Cond" fo:font-size="28pt"/>
    </style:style>
    <style:style style:name="T3" style:family="text">
      <style:text-properties style:font-name="Latin Modern Sans Demi Cond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885cm" svg:height="0.892cm" svg:x="30.856cm" svg:y="9.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1.315cm" svg:y1="10.648cm" svg:x2="31.315cm" svg:y2="12.787cm">
            <text:p/>
          </draw:line>
          <draw:line draw:style-name="gr2" draw:text-style-name="P2" draw:layer="layout" svg:x1="31.387cm" svg:y1="12.859cm" svg:x2="31.917cm" svg:y2="13.75cm">
            <text:p/>
          </draw:line>
          <draw:line draw:style-name="gr2" draw:text-style-name="P2" draw:layer="layout" svg:x1="31.28cm" svg:y1="12.859cm" svg:x2="30.75cm" svg:y2="13.75cm">
            <text:p/>
          </draw:line>
          <draw:line draw:style-name="gr2" draw:text-style-name="P2" draw:layer="layout" svg:x1="31.387cm" svg:y1="11.04cm" svg:x2="31.917cm" svg:y2="11.646cm">
            <text:p/>
          </draw:line>
          <draw:line draw:style-name="gr2" draw:text-style-name="P2" draw:layer="layout" svg:x1="31.917cm" svg:y1="11.611cm" svg:x2="32.093cm" svg:y2="10.898cm">
            <text:p/>
          </draw:line>
          <draw:line draw:style-name="gr2" draw:text-style-name="P2" draw:layer="layout" svg:x1="31.21cm" svg:y1="11.076cm" svg:x2="31.104cm" svg:y2="11.881cm">
            <text:p/>
          </draw:line>
          <draw:line draw:style-name="gr2" draw:text-style-name="P2" draw:layer="layout" svg:x1="31.104cm" svg:y1="12.559cm" svg:x2="31.104cm" svg:y2="11.824cm">
            <text:p/>
          </draw:line>
          <draw:custom-shape draw:style-name="gr3" draw:text-style-name="P3" draw:layer="layout" svg:width="0.177cm" svg:height="0.178cm" svg:x="32.023cm" svg:y="10.7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78cm" svg:height="0.176cm" svg:x="31.034cm" svg:y="12.4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4" draw:layer="layout" svg:width="0.5cm" svg:height="0.5cm" svg:x="12.551cm" svg:y="7.8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6cm" svg:height="0.6cm" svg:x="13.052cm" svg:y="8.6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5.691cm" svg:height="1.398cm" draw:transform="skewX (-0.0506145483078356) rotate (-3.10633700269951) translate (14.7333372913254cm 9.6684057018913cm)" svg:viewBox="0 0 5692 1399" svg:d="M0 0c1531 2808 5692 520 5692 520">
            <text:p/>
          </draw:path>
          <draw:g>
            <draw:custom-shape draw:style-name="gr7" draw:text-style-name="P5" draw:layer="layout" svg:width="1.75cm" svg:height="1.75cm" svg:x="7.6cm" svg:y="8.45cm">
              <text:p/>
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g>
              <draw:g>
                <draw:custom-shape draw:style-name="gr8" draw:text-style-name="P6" draw:layer="layout" svg:width="1.75cm" svg:height="1.75cm" svg:x="4.9cm" svg:y="16.356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6.65cm 18.104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4.9cm" svg:y="15.05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6.65cm 16.8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4.9cm" svg:y="15.056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6.65cm 16.804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4.9cm" svg:y="13.75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6.65cm 15.5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4.9cm" svg:y="12.456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6.65cm 14.204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4.9cm" svg:y="11.15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6.65cm 12.9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4.9cm" svg:y="11.156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6.65cm 12.904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4.9cm" svg:y="9.85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6.65cm 11.6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4.9cm" svg:y="8.55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6.65cm 10.3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4.9cm" svg:y="8.556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6.65cm 10.304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4.9cm" svg:y="7.25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6.65cm 9.0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</draw:g>
            <draw:g>
              <draw:g>
                <draw:custom-shape draw:style-name="gr8" draw:text-style-name="P6" draw:layer="layout" svg:width="1.75cm" svg:height="1.75cm" svg:x="5.35cm" svg:y="15.90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7.1cm 17.65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5.35cm" svg:y="14.60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7.1cm 16.3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5.35cm" svg:y="14.60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7.1cm 16.35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5.35cm" svg:y="13.30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7.1cm 15.0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5.35cm" svg:y="12.00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7.1cm 13.75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5.35cm" svg:y="10.70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7.1cm 12.4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5.35cm" svg:y="10.70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7.1cm 12.45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5.35cm" svg:y="9.40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7.1cm 11.1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5.35cm" svg:y="8.10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7.1cm 9.8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5.35cm" svg:y="8.10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7.1cm 9.85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5.35cm" svg:y="6.80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7.1cm 8.5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</draw:g>
            <draw:g>
              <draw:g>
                <draw:custom-shape draw:style-name="gr8" draw:text-style-name="P6" draw:layer="layout" svg:width="1.75cm" svg:height="1.75cm" svg:x="5.8cm" svg:y="15.45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7.55cm 17.2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5.8cm" svg:y="14.15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7.55cm 15.9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5.8cm" svg:y="14.15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7.55cm 15.9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5.8cm" svg:y="12.85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7.55cm 14.6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5.8cm" svg:y="11.55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7.55cm 13.3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5.8cm" svg:y="10.25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7.55cm 1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5.8cm" svg:y="10.25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7.55cm 12.0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5.8cm" svg:y="8.95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7.55cm 10.7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5.8cm" svg:y="7.65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7.55cm 9.4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5.8cm" svg:y="7.65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7.55cm 9.4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5.8cm" svg:y="6.35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7.55cm 8.1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</draw:g>
            <draw:g>
              <draw:g>
                <draw:custom-shape draw:style-name="gr8" draw:text-style-name="P6" draw:layer="layout" svg:width="1.75cm" svg:height="1.75cm" svg:x="6.25cm" svg:y="15.00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cm 16.7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6.25cm" svg:y="13.7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cm 15.448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6.25cm" svg:y="13.70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cm 15.4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6.25cm" svg:y="12.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cm 14.148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6.25cm" svg:y="11.10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cm 12.8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6.25cm" svg:y="9.8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cm 11.548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6.25cm" svg:y="9.80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cm 11.5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6.25cm" svg:y="8.5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cm 10.248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6.25cm" svg:y="7.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cm 8.948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6.25cm" svg:y="7.20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cm 8.9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6.25cm" svg:y="5.9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cm 7.648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</draw:g>
            <draw:g>
              <draw:g>
                <draw:custom-shape draw:style-name="gr8" draw:text-style-name="P6" draw:layer="layout" svg:width="1.75cm" svg:height="1.75cm" svg:x="6.7cm" svg:y="14.556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.45cm 16.304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6.7cm" svg:y="13.25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.45cm 15.0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6.7cm" svg:y="13.256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.45cm 15.004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6.7cm" svg:y="11.95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.45cm 13.7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6.7cm" svg:y="10.656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.45cm 12.404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6.7cm" svg:y="9.35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.45cm 11.1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6.7cm" svg:y="9.356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.45cm 11.104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6.7cm" svg:y="8.05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.45cm 9.8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6.7cm" svg:y="6.75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.45cm 8.5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6.7cm" svg:y="6.756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.45cm 8.504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6.7cm" svg:y="5.45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.45cm 7.2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</draw:g>
            <draw:g>
              <draw:g>
                <draw:custom-shape draw:style-name="gr8" draw:text-style-name="P6" draw:layer="layout" svg:width="1.75cm" svg:height="1.75cm" svg:x="7.15cm" svg:y="14.10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.9cm 15.85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7.15cm" svg:y="12.80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.9cm 14.5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7.15cm" svg:y="12.80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.9cm 14.55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7.15cm" svg:y="11.50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.9cm 13.2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7.15cm" svg:y="10.20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.9cm 11.95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7.15cm" svg:y="8.90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.9cm 10.6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7.15cm" svg:y="8.90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.9cm 10.65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7.15cm" svg:y="7.60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.9cm 9.3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7.15cm" svg:y="6.30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.9cm 8.0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7.15cm" svg:y="6.30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.9cm 8.05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7.15cm" svg:y="5.00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.9cm 6.7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</draw:g>
            <draw:g>
              <draw:g>
                <draw:custom-shape draw:style-name="gr8" draw:text-style-name="P6" draw:layer="layout" svg:width="1.75cm" svg:height="1.75cm" svg:x="8.05cm" svg:y="13.20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9.8cm 14.9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8.05cm" svg:y="11.9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9.8cm 13.648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8.05cm" svg:y="11.90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9.8cm 13.6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8.05cm" svg:y="10.6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9.8cm 12.348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8.05cm" svg:y="9.30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9.8cm 11.0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8.05cm" svg:y="8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9.8cm 9.748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8.05cm" svg:y="8.00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9.8cm 9.7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8.05cm" svg:y="6.7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9.8cm 8.448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8.05cm" svg:y="5.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9.8cm 7.148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8.05cm" svg:y="5.40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9.8cm 7.1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8.05cm" svg:y="4.1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9.8cm 5.848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</draw:g>
            <draw:g>
              <draw:custom-shape draw:style-name="gr8" draw:text-style-name="P6" draw:layer="layout" svg:width="1.75cm" svg:height="1.75cm" svg:x="7.6cm" svg:y="13.654cm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8" draw:text-style-name="P6" draw:layer="layout" svg:width="1.75cm" svg:height="1.75cm" draw:transform="rotate (-3.14159265358979) translate (9.35cm 15.402cm)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g>
              <draw:custom-shape draw:style-name="gr8" draw:text-style-name="P6" draw:layer="layout" svg:width="1.75cm" svg:height="1.75cm" svg:x="7.6cm" svg:y="12.352cm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8" draw:text-style-name="P6" draw:layer="layout" svg:width="1.75cm" svg:height="1.75cm" draw:transform="rotate (-3.14159265358979) translate (9.35cm 14.1cm)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g>
              <draw:custom-shape draw:style-name="gr8" draw:text-style-name="P6" draw:layer="layout" svg:width="1.75cm" svg:height="1.75cm" svg:x="7.6cm" svg:y="12.354cm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8" draw:text-style-name="P6" draw:layer="layout" svg:width="1.75cm" svg:height="1.75cm" draw:transform="rotate (-3.14159265358979) translate (9.35cm 14.102cm)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g>
              <draw:custom-shape draw:style-name="gr8" draw:text-style-name="P6" draw:layer="layout" svg:width="1.75cm" svg:height="1.75cm" svg:x="7.6cm" svg:y="11.052cm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8" draw:text-style-name="P6" draw:layer="layout" svg:width="1.75cm" svg:height="1.75cm" draw:transform="rotate (-3.14159265358979) translate (9.35cm 12.8cm)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g>
              <draw:custom-shape draw:style-name="gr8" draw:text-style-name="P6" draw:layer="layout" svg:width="1.75cm" svg:height="1.75cm" svg:x="7.6cm" svg:y="9.754cm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8" draw:text-style-name="P6" draw:layer="layout" svg:width="1.75cm" svg:height="1.75cm" draw:transform="rotate (-3.14159265358979) translate (9.35cm 11.502cm)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g>
              <draw:custom-shape draw:style-name="gr8" draw:text-style-name="P6" draw:layer="layout" svg:width="1.75cm" svg:height="1.75cm" svg:x="7.6cm" svg:y="8.452cm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8" draw:text-style-name="P6" draw:layer="layout" svg:width="1.75cm" svg:height="1.75cm" draw:transform="rotate (-3.14159265358979) translate (9.35cm 10.2cm)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g>
              <draw:custom-shape draw:style-name="gr8" draw:text-style-name="P6" draw:layer="layout" svg:width="1.75cm" svg:height="1.75cm" svg:x="7.6cm" svg:y="7.152cm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8" draw:text-style-name="P6" draw:layer="layout" svg:width="1.75cm" svg:height="1.75cm" draw:transform="rotate (-3.14159265358979) translate (9.35cm 8.9cm)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g>
              <draw:custom-shape draw:style-name="gr8" draw:text-style-name="P6" draw:layer="layout" svg:width="1.75cm" svg:height="1.75cm" svg:x="7.6cm" svg:y="5.852cm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8" draw:text-style-name="P6" draw:layer="layout" svg:width="1.75cm" svg:height="1.75cm" draw:transform="rotate (-3.14159265358979) translate (9.35cm 7.6cm)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g>
              <draw:custom-shape draw:style-name="gr8" draw:text-style-name="P6" draw:layer="layout" svg:width="1.75cm" svg:height="1.75cm" svg:x="7.6cm" svg:y="5.854cm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8" draw:text-style-name="P6" draw:layer="layout" svg:width="1.75cm" svg:height="1.75cm" draw:transform="rotate (-3.14159265358979) translate (9.35cm 7.602cm)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g>
              <draw:custom-shape draw:style-name="gr8" draw:text-style-name="P6" draw:layer="layout" svg:width="1.75cm" svg:height="1.75cm" svg:x="7.6cm" svg:y="4.552cm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8" draw:text-style-name="P6" draw:layer="layout" svg:width="1.75cm" svg:height="1.75cm" draw:transform="rotate (-3.14159265358979) translate (9.35cm 6.3cm)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</draw:g>
          <draw:g>
            <draw:custom-shape draw:style-name="gr7" draw:text-style-name="P5" draw:layer="layout" svg:width="1.75cm" svg:height="1.75cm" svg:x="23cm" svg:y="8.45cm">
              <text:p/>
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g>
              <draw:g>
                <draw:custom-shape draw:style-name="gr8" draw:text-style-name="P6" draw:layer="layout" svg:width="1.75cm" svg:height="1.75cm" svg:x="20.3cm" svg:y="16.356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05cm 18.104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0.3cm" svg:y="15.05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05cm 16.8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0.3cm" svg:y="15.056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05cm 16.804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0.3cm" svg:y="13.75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05cm 15.5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0.3cm" svg:y="12.456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05cm 14.204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0.3cm" svg:y="11.15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05cm 12.9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0.3cm" svg:y="11.156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05cm 12.904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0.3cm" svg:y="9.85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05cm 11.6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0.3cm" svg:y="8.55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05cm 10.3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0.3cm" svg:y="8.556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05cm 10.304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0.3cm" svg:y="7.25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05cm 9.0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</draw:g>
            <draw:g>
              <draw:g>
                <draw:custom-shape draw:style-name="gr8" draw:text-style-name="P6" draw:layer="layout" svg:width="1.75cm" svg:height="1.75cm" svg:x="20.75cm" svg:y="15.90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5cm 17.65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0.75cm" svg:y="14.60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5cm 16.3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0.75cm" svg:y="14.60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5cm 16.35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0.75cm" svg:y="13.30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5cm 15.0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0.75cm" svg:y="12.00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5cm 13.75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0.75cm" svg:y="10.70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5cm 12.4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0.75cm" svg:y="10.70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5cm 12.45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0.75cm" svg:y="9.40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5cm 11.1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0.75cm" svg:y="8.10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5cm 9.8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0.75cm" svg:y="8.10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5cm 9.85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0.75cm" svg:y="6.80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5cm 8.5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</draw:g>
            <draw:g>
              <draw:g>
                <draw:custom-shape draw:style-name="gr8" draw:text-style-name="P6" draw:layer="layout" svg:width="1.75cm" svg:height="1.75cm" svg:x="21.2cm" svg:y="15.45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95cm 17.2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1.2cm" svg:y="14.15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95cm 15.9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1.2cm" svg:y="14.15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95cm 15.9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1.2cm" svg:y="12.85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95cm 14.6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1.2cm" svg:y="11.55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95cm 13.3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1.2cm" svg:y="10.25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95cm 1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1.2cm" svg:y="10.25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95cm 12.0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1.2cm" svg:y="8.95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95cm 10.7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1.2cm" svg:y="7.65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95cm 9.4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1.2cm" svg:y="7.65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95cm 9.4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1.2cm" svg:y="6.35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95cm 8.1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</draw:g>
            <draw:g>
              <draw:g>
                <draw:custom-shape draw:style-name="gr8" draw:text-style-name="P6" draw:layer="layout" svg:width="1.75cm" svg:height="1.75cm" svg:x="21.65cm" svg:y="15.00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3.4cm 16.7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1.65cm" svg:y="13.7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3.4cm 15.448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1.65cm" svg:y="13.70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3.4cm 15.4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1.65cm" svg:y="12.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3.4cm 14.148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1.65cm" svg:y="11.10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3.4cm 12.8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1.65cm" svg:y="9.8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3.4cm 11.548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1.65cm" svg:y="9.80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3.4cm 11.5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1.65cm" svg:y="8.5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3.4cm 10.248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1.65cm" svg:y="7.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3.4cm 8.948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1.65cm" svg:y="7.20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3.4cm 8.9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1.65cm" svg:y="5.9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3.4cm 7.648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</draw:g>
            <draw:g>
              <draw:g>
                <draw:custom-shape draw:style-name="gr8" draw:text-style-name="P6" draw:layer="layout" svg:width="1.75cm" svg:height="1.75cm" svg:x="22.1cm" svg:y="14.556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3.85cm 16.304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2.1cm" svg:y="13.25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3.85cm 15.0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2.1cm" svg:y="13.256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3.85cm 15.004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2.1cm" svg:y="11.95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3.85cm 13.7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2.1cm" svg:y="10.656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3.85cm 12.404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2.1cm" svg:y="9.35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3.85cm 11.1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2.1cm" svg:y="9.356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3.85cm 11.104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2.1cm" svg:y="8.05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3.85cm 9.8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2.1cm" svg:y="6.75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3.85cm 8.5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2.1cm" svg:y="6.756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3.85cm 8.504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2.1cm" svg:y="5.45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3.85cm 7.2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</draw:g>
            <draw:g>
              <draw:g>
                <draw:custom-shape draw:style-name="gr8" draw:text-style-name="P6" draw:layer="layout" svg:width="1.75cm" svg:height="1.75cm" svg:x="22.55cm" svg:y="14.10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4.3cm 15.85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2.55cm" svg:y="12.80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4.3cm 14.5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2.55cm" svg:y="12.80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4.3cm 14.55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2.55cm" svg:y="11.50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4.3cm 13.2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2.55cm" svg:y="10.20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4.3cm 11.95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2.55cm" svg:y="8.90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4.3cm 10.6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2.55cm" svg:y="8.90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4.3cm 10.65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2.55cm" svg:y="7.60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4.3cm 9.3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2.55cm" svg:y="6.30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4.3cm 8.0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2.55cm" svg:y="6.30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4.3cm 8.05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2.55cm" svg:y="5.00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4.3cm 6.7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</draw:g>
            <draw:g>
              <draw:g>
                <draw:custom-shape draw:style-name="gr8" draw:text-style-name="P6" draw:layer="layout" svg:width="1.75cm" svg:height="1.75cm" svg:x="23.45cm" svg:y="13.20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5.2cm 14.9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3.45cm" svg:y="11.9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5.2cm 13.648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3.45cm" svg:y="11.90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5.2cm 13.6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3.45cm" svg:y="10.6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5.2cm 12.348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3.45cm" svg:y="9.30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5.2cm 11.0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3.45cm" svg:y="8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5.2cm 9.748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3.45cm" svg:y="8.00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5.2cm 9.7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3.45cm" svg:y="6.7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5.2cm 8.448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3.45cm" svg:y="5.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5.2cm 7.148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3.45cm" svg:y="5.40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5.2cm 7.1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3.45cm" svg:y="4.1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5.2cm 5.848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</draw:g>
            <draw:g>
              <draw:custom-shape draw:style-name="gr8" draw:text-style-name="P6" draw:layer="layout" svg:width="1.75cm" svg:height="1.75cm" svg:x="23cm" svg:y="13.654cm">
                <text:p/>
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8" draw:text-style-name="P6" draw:layer="layout" svg:width="1.75cm" svg:height="1.75cm" draw:transform="rotate (-3.14159265358979) translate (24.75cm 15.402cm)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g>
              <draw:custom-shape draw:style-name="gr8" draw:text-style-name="P6" draw:layer="layout" svg:width="1.75cm" svg:height="1.75cm" svg:x="23cm" svg:y="12.352cm">
                <text:p/>
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8" draw:text-style-name="P6" draw:layer="layout" svg:width="1.75cm" svg:height="1.75cm" draw:transform="rotate (-3.14159265358979) translate (24.75cm 14.1cm)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g>
              <draw:custom-shape draw:style-name="gr8" draw:text-style-name="P6" draw:layer="layout" svg:width="1.75cm" svg:height="1.75cm" svg:x="23cm" svg:y="12.354cm">
                <text:p/>
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8" draw:text-style-name="P6" draw:layer="layout" svg:width="1.75cm" svg:height="1.75cm" draw:transform="rotate (-3.14159265358979) translate (24.75cm 14.102cm)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g>
              <draw:custom-shape draw:style-name="gr8" draw:text-style-name="P6" draw:layer="layout" svg:width="1.75cm" svg:height="1.75cm" svg:x="23cm" svg:y="11.052cm">
                <text:p/>
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8" draw:text-style-name="P6" draw:layer="layout" svg:width="1.75cm" svg:height="1.75cm" draw:transform="rotate (-3.14159265358979) translate (24.75cm 12.8cm)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g>
              <draw:custom-shape draw:style-name="gr8" draw:text-style-name="P6" draw:layer="layout" svg:width="1.75cm" svg:height="1.75cm" svg:x="23cm" svg:y="9.754cm">
                <text:p/>
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8" draw:text-style-name="P6" draw:layer="layout" svg:width="1.75cm" svg:height="1.75cm" draw:transform="rotate (-3.14159265358979) translate (24.75cm 11.502cm)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g>
              <draw:custom-shape draw:style-name="gr8" draw:text-style-name="P6" draw:layer="layout" svg:width="1.75cm" svg:height="1.75cm" svg:x="23cm" svg:y="8.452cm">
                <text:p/>
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8" draw:text-style-name="P6" draw:layer="layout" svg:width="1.75cm" svg:height="1.75cm" draw:transform="rotate (-3.14159265358979) translate (24.75cm 10.2cm)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g>
              <draw:custom-shape draw:style-name="gr8" draw:text-style-name="P6" draw:layer="layout" svg:width="1.75cm" svg:height="1.75cm" svg:x="23cm" svg:y="7.152cm">
                <text:p/>
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8" draw:text-style-name="P6" draw:layer="layout" svg:width="1.75cm" svg:height="1.75cm" draw:transform="rotate (-3.14159265358979) translate (24.75cm 8.9cm)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g>
              <draw:custom-shape draw:style-name="gr8" draw:text-style-name="P6" draw:layer="layout" svg:width="1.75cm" svg:height="1.75cm" svg:x="23cm" svg:y="5.852cm">
                <text:p/>
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8" draw:text-style-name="P6" draw:layer="layout" svg:width="1.75cm" svg:height="1.75cm" draw:transform="rotate (-3.14159265358979) translate (24.75cm 7.6cm)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g>
              <draw:custom-shape draw:style-name="gr8" draw:text-style-name="P6" draw:layer="layout" svg:width="1.75cm" svg:height="1.75cm" svg:x="23cm" svg:y="5.854cm">
                <text:p/>
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8" draw:text-style-name="P6" draw:layer="layout" svg:width="1.75cm" svg:height="1.75cm" draw:transform="rotate (-3.14159265358979) translate (24.75cm 7.602cm)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g>
              <draw:custom-shape draw:style-name="gr8" draw:text-style-name="P6" draw:layer="layout" svg:width="1.75cm" svg:height="1.75cm" svg:x="23cm" svg:y="4.552cm">
                <text:p/>
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8" draw:text-style-name="P6" draw:layer="layout" svg:width="1.75cm" svg:height="1.75cm" draw:transform="rotate (-3.14159265358979) translate (24.75cm 6.3cm)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</draw:g>
          <draw:g>
            <draw:g>
              <draw:line draw:style-name="gr9" draw:text-style-name="P2" draw:layer="layout" svg:x1="14.35cm" svg:y1="4.6cm" svg:x2="14.35cm" svg:y2="14.1cm">
                <text:p/>
              </draw:line>
              <draw:line draw:style-name="gr9" draw:text-style-name="P2" draw:layer="layout" svg:x1="13.95cm" svg:y1="5cm" svg:x2="13.95cm" svg:y2="14.5cm">
                <text:p/>
              </draw:line>
              <draw:line draw:style-name="gr9" draw:text-style-name="P2" draw:layer="layout" svg:x1="13.55cm" svg:y1="5.4cm" svg:x2="13.55cm" svg:y2="14.9cm">
                <text:p/>
              </draw:line>
              <draw:line draw:style-name="gr9" draw:text-style-name="P2" draw:layer="layout" svg:x1="13.15cm" svg:y1="5.8cm" svg:x2="13.15cm" svg:y2="15.3cm">
                <text:p/>
              </draw:line>
              <draw:line draw:style-name="gr9" draw:text-style-name="P2" draw:layer="layout" svg:x1="12.75cm" svg:y1="6.2cm" svg:x2="12.75cm" svg:y2="15.7cm">
                <text:p/>
              </draw:line>
              <draw:line draw:style-name="gr9" draw:text-style-name="P2" draw:layer="layout" svg:x1="12.35cm" svg:y1="6.6cm" svg:x2="12.35cm" svg:y2="16.1cm">
                <text:p/>
              </draw:line>
              <draw:line draw:style-name="gr9" draw:text-style-name="P2" draw:layer="layout" svg:x1="11.95cm" svg:y1="7cm" svg:x2="11.95cm" svg:y2="16.5cm">
                <text:p/>
              </draw:line>
              <draw:line draw:style-name="gr9" draw:text-style-name="P2" draw:layer="layout" svg:x1="11.55cm" svg:y1="7.4cm" svg:x2="11.55cm" svg:y2="16.9cm">
                <text:p/>
              </draw:line>
              <draw:line draw:style-name="gr9" draw:text-style-name="P2" draw:layer="layout" svg:x1="11.15cm" svg:y1="7.8cm" svg:x2="11.15cm" svg:y2="17.3cm">
                <text:p/>
              </draw:line>
            </draw:g>
            <draw:g>
              <draw:line draw:style-name="gr9" draw:text-style-name="P2" draw:layer="layout" svg:x1="13.35cm" svg:y1="4.6cm" svg:x2="13.35cm" svg:y2="14.1cm">
                <text:p/>
              </draw:line>
              <draw:line draw:style-name="gr9" draw:text-style-name="P2" draw:layer="layout" svg:x1="12.95cm" svg:y1="5cm" svg:x2="12.95cm" svg:y2="14.5cm">
                <text:p/>
              </draw:line>
              <draw:line draw:style-name="gr9" draw:text-style-name="P2" draw:layer="layout" svg:x1="12.55cm" svg:y1="5.4cm" svg:x2="12.55cm" svg:y2="14.9cm">
                <text:p/>
              </draw:line>
              <draw:line draw:style-name="gr9" draw:text-style-name="P2" draw:layer="layout" svg:x1="12.15cm" svg:y1="5.8cm" svg:x2="12.15cm" svg:y2="15.3cm">
                <text:p/>
              </draw:line>
              <draw:line draw:style-name="gr9" draw:text-style-name="P2" draw:layer="layout" svg:x1="11.75cm" svg:y1="6.2cm" svg:x2="11.75cm" svg:y2="15.7cm">
                <text:p/>
              </draw:line>
              <draw:line draw:style-name="gr9" draw:text-style-name="P2" draw:layer="layout" svg:x1="11.35cm" svg:y1="6.6cm" svg:x2="11.35cm" svg:y2="16.1cm">
                <text:p/>
              </draw:line>
              <draw:line draw:style-name="gr9" draw:text-style-name="P2" draw:layer="layout" svg:x1="10.95cm" svg:y1="7cm" svg:x2="10.95cm" svg:y2="16.5cm">
                <text:p/>
              </draw:line>
              <draw:line draw:style-name="gr9" draw:text-style-name="P2" draw:layer="layout" svg:x1="10.55cm" svg:y1="7.4cm" svg:x2="10.55cm" svg:y2="16.9cm">
                <text:p/>
              </draw:line>
              <draw:line draw:style-name="gr9" draw:text-style-name="P2" draw:layer="layout" svg:x1="10.15cm" svg:y1="7.8cm" svg:x2="10.15cm" svg:y2="17.3cm">
                <text:p/>
              </draw:line>
            </draw:g>
            <draw:g>
              <draw:line draw:style-name="gr9" draw:text-style-name="P2" draw:layer="layout" svg:x1="12.35cm" svg:y1="4.6cm" svg:x2="12.35cm" svg:y2="14.1cm">
                <text:p/>
              </draw:line>
              <draw:line draw:style-name="gr9" draw:text-style-name="P2" draw:layer="layout" svg:x1="11.95cm" svg:y1="5cm" svg:x2="11.95cm" svg:y2="14.5cm">
                <text:p/>
              </draw:line>
              <draw:line draw:style-name="gr9" draw:text-style-name="P2" draw:layer="layout" svg:x1="11.55cm" svg:y1="5.4cm" svg:x2="11.55cm" svg:y2="14.9cm">
                <text:p/>
              </draw:line>
              <draw:line draw:style-name="gr9" draw:text-style-name="P2" draw:layer="layout" svg:x1="11.15cm" svg:y1="5.8cm" svg:x2="11.15cm" svg:y2="15.3cm">
                <text:p/>
              </draw:line>
              <draw:line draw:style-name="gr9" draw:text-style-name="P2" draw:layer="layout" svg:x1="10.75cm" svg:y1="6.2cm" svg:x2="10.75cm" svg:y2="15.7cm">
                <text:p/>
              </draw:line>
              <draw:line draw:style-name="gr9" draw:text-style-name="P2" draw:layer="layout" svg:x1="10.35cm" svg:y1="6.6cm" svg:x2="10.35cm" svg:y2="16.1cm">
                <text:p/>
              </draw:line>
              <draw:line draw:style-name="gr9" draw:text-style-name="P2" draw:layer="layout" svg:x1="9.95cm" svg:y1="7cm" svg:x2="9.95cm" svg:y2="16.5cm">
                <text:p/>
              </draw:line>
              <draw:line draw:style-name="gr9" draw:text-style-name="P2" draw:layer="layout" svg:x1="9.55cm" svg:y1="7.4cm" svg:x2="9.55cm" svg:y2="16.9cm">
                <text:p/>
              </draw:line>
              <draw:line draw:style-name="gr9" draw:text-style-name="P2" draw:layer="layout" svg:x1="9.15cm" svg:y1="7.8cm" svg:x2="9.15cm" svg:y2="17.3cm">
                <text:p/>
              </draw:line>
            </draw:g>
          </draw:g>
          <draw:custom-shape draw:style-name="gr10" draw:text-style-name="P7" draw:layer="layout" svg:width="12.905cm" svg:height="6.541cm" draw:transform="rotate (0.785398163397448) translate (8cm 12.975cm)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0883.168316831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g>
              <draw:line draw:style-name="gr9" draw:text-style-name="P2" draw:layer="layout" svg:x1="20.65cm" svg:y1="4.8cm" svg:x2="20.65cm" svg:y2="14.3cm">
                <text:p/>
              </draw:line>
              <draw:line draw:style-name="gr9" draw:text-style-name="P2" draw:layer="layout" svg:x1="20.25cm" svg:y1="5.2cm" svg:x2="20.25cm" svg:y2="14.7cm">
                <text:p/>
              </draw:line>
              <draw:line draw:style-name="gr9" draw:text-style-name="P2" draw:layer="layout" svg:x1="19.85cm" svg:y1="5.6cm" svg:x2="19.85cm" svg:y2="15.1cm">
                <text:p/>
              </draw:line>
              <draw:line draw:style-name="gr9" draw:text-style-name="P2" draw:layer="layout" svg:x1="19.45cm" svg:y1="6cm" svg:x2="19.45cm" svg:y2="15.5cm">
                <text:p/>
              </draw:line>
              <draw:line draw:style-name="gr9" draw:text-style-name="P2" draw:layer="layout" svg:x1="19.05cm" svg:y1="6.4cm" svg:x2="19.05cm" svg:y2="15.9cm">
                <text:p/>
              </draw:line>
              <draw:line draw:style-name="gr9" draw:text-style-name="P2" draw:layer="layout" svg:x1="18.65cm" svg:y1="6.8cm" svg:x2="18.65cm" svg:y2="16.3cm">
                <text:p/>
              </draw:line>
              <draw:line draw:style-name="gr9" draw:text-style-name="P2" draw:layer="layout" svg:x1="18.25cm" svg:y1="7.2cm" svg:x2="18.25cm" svg:y2="16.7cm">
                <text:p/>
              </draw:line>
              <draw:line draw:style-name="gr9" draw:text-style-name="P2" draw:layer="layout" svg:x1="17.85cm" svg:y1="7.6cm" svg:x2="17.85cm" svg:y2="17.1cm">
                <text:p/>
              </draw:line>
              <draw:line draw:style-name="gr9" draw:text-style-name="P2" draw:layer="layout" svg:x1="17.45cm" svg:y1="8cm" svg:x2="17.45cm" svg:y2="17.5cm">
                <text:p/>
              </draw:line>
            </draw:g>
            <draw:g>
              <draw:line draw:style-name="gr9" draw:text-style-name="P2" draw:layer="layout" svg:x1="19.65cm" svg:y1="4.8cm" svg:x2="19.65cm" svg:y2="14.3cm">
                <text:p/>
              </draw:line>
              <draw:line draw:style-name="gr9" draw:text-style-name="P2" draw:layer="layout" svg:x1="19.25cm" svg:y1="5.2cm" svg:x2="19.25cm" svg:y2="14.7cm">
                <text:p/>
              </draw:line>
              <draw:line draw:style-name="gr9" draw:text-style-name="P2" draw:layer="layout" svg:x1="18.85cm" svg:y1="5.6cm" svg:x2="18.85cm" svg:y2="15.1cm">
                <text:p/>
              </draw:line>
              <draw:line draw:style-name="gr9" draw:text-style-name="P2" draw:layer="layout" svg:x1="18.45cm" svg:y1="6cm" svg:x2="18.45cm" svg:y2="15.5cm">
                <text:p/>
              </draw:line>
              <draw:line draw:style-name="gr9" draw:text-style-name="P2" draw:layer="layout" svg:x1="18.05cm" svg:y1="6.4cm" svg:x2="18.05cm" svg:y2="15.9cm">
                <text:p/>
              </draw:line>
              <draw:line draw:style-name="gr9" draw:text-style-name="P2" draw:layer="layout" svg:x1="17.65cm" svg:y1="6.8cm" svg:x2="17.65cm" svg:y2="16.3cm">
                <text:p/>
              </draw:line>
              <draw:line draw:style-name="gr9" draw:text-style-name="P2" draw:layer="layout" svg:x1="17.25cm" svg:y1="7.2cm" svg:x2="17.25cm" svg:y2="16.7cm">
                <text:p/>
              </draw:line>
              <draw:line draw:style-name="gr9" draw:text-style-name="P2" draw:layer="layout" svg:x1="16.85cm" svg:y1="7.6cm" svg:x2="16.85cm" svg:y2="17.1cm">
                <text:p/>
              </draw:line>
              <draw:line draw:style-name="gr9" draw:text-style-name="P2" draw:layer="layout" svg:x1="16.45cm" svg:y1="8cm" svg:x2="16.45cm" svg:y2="17.5cm">
                <text:p/>
              </draw:line>
            </draw:g>
            <draw:g>
              <draw:line draw:style-name="gr9" draw:text-style-name="P2" draw:layer="layout" svg:x1="18.65cm" svg:y1="4.8cm" svg:x2="18.65cm" svg:y2="14.3cm">
                <text:p/>
              </draw:line>
              <draw:line draw:style-name="gr9" draw:text-style-name="P2" draw:layer="layout" svg:x1="18.25cm" svg:y1="5.2cm" svg:x2="18.25cm" svg:y2="14.7cm">
                <text:p/>
              </draw:line>
              <draw:line draw:style-name="gr9" draw:text-style-name="P2" draw:layer="layout" svg:x1="17.85cm" svg:y1="5.6cm" svg:x2="17.85cm" svg:y2="15.1cm">
                <text:p/>
              </draw:line>
              <draw:line draw:style-name="gr9" draw:text-style-name="P2" draw:layer="layout" svg:x1="17.45cm" svg:y1="6cm" svg:x2="17.45cm" svg:y2="15.5cm">
                <text:p/>
              </draw:line>
              <draw:line draw:style-name="gr9" draw:text-style-name="P2" draw:layer="layout" svg:x1="17.05cm" svg:y1="6.4cm" svg:x2="17.05cm" svg:y2="15.9cm">
                <text:p/>
              </draw:line>
              <draw:line draw:style-name="gr9" draw:text-style-name="P2" draw:layer="layout" svg:x1="16.65cm" svg:y1="6.8cm" svg:x2="16.65cm" svg:y2="16.3cm">
                <text:p/>
              </draw:line>
              <draw:line draw:style-name="gr9" draw:text-style-name="P2" draw:layer="layout" svg:x1="16.25cm" svg:y1="7.2cm" svg:x2="16.25cm" svg:y2="16.7cm">
                <text:p/>
              </draw:line>
              <draw:line draw:style-name="gr9" draw:text-style-name="P2" draw:layer="layout" svg:x1="15.85cm" svg:y1="7.6cm" svg:x2="15.85cm" svg:y2="17.1cm">
                <text:p/>
              </draw:line>
              <draw:line draw:style-name="gr9" draw:text-style-name="P2" draw:layer="layout" svg:x1="15.45cm" svg:y1="8cm" svg:x2="15.45cm" svg:y2="17.5cm">
                <text:p/>
              </draw:line>
            </draw:g>
          </draw:g>
          <draw:path draw:style-name="gr6" draw:text-style-name="P2" draw:layer="layout" svg:width="8.48cm" svg:height="1.95cm" draw:transform="skewX (0.0143116998663535) rotate (0.105243353895258) translate (14.75cm 9.7662865830483cm)" svg:viewBox="0 0 8481 1951" svg:d="M0 0c2284 3914 8481 728 8481 728">
            <text:p/>
          </draw:path>
          <draw:custom-shape draw:style-name="gr11" draw:text-style-name="P4" draw:layer="layout" svg:width="0.4cm" svg:height="0.4cm" svg:x="15.85cm" svg:y="10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5cm" svg:height="0.5cm" svg:x="16.851cm" svg:y="11.2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4" draw:layer="layout" svg:width="0.3cm" svg:height="0.3cm" svg:x="17.451cm" svg:y="11.0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6cm" svg:height="0.6cm" svg:x="18.851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4" draw:layer="layout" svg:width="0.3cm" svg:height="0.3cm" svg:x="11.152cm" svg:y="8.4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2" draw:layer="layout" svg:x1="14.5cm" svg:y1="17.95cm" svg:x2="14.5cm" svg:y2="15.25cm">
            <text:p/>
          </draw:line>
        </draw:g>
        <draw:frame draw:style-name="gr14" draw:text-style-name="P9" draw:layer="layout" svg:width="5.25cm" svg:height="1.64cm" svg:x="5cm" svg:y="0.85cm">
          <draw:text-box>
            <text:p text:style-name="P8"><text:span text:style-name="T1">Calorimeter</text:span></text:p>
          </draw:text-box>
        </draw:frame>
        <draw:frame draw:style-name="gr14" draw:text-style-name="P9" draw:layer="layout" svg:width="3.5cm" svg:height="1.64cm" svg:x="17.95cm" svg:y="0.85cm">
          <draw:text-box>
            <text:p text:style-name="P8"><text:span text:style-name="T1">Tracker</text:span></text:p>
          </draw:text-box>
        </draw:frame>
        <draw:frame draw:style-name="gr14" draw:text-style-name="P9" draw:layer="layout" svg:width="5.25cm" svg:height="1.64cm" svg:x="11.85cm" svg:y="0.85cm">
          <draw:text-box>
            <text:p text:style-name="P8"><text:span text:style-name="T1">Source foils</text:span></text:p>
          </draw:text-box>
        </draw:frame>
        <draw:line draw:style-name="gr15" draw:text-style-name="P2" draw:layer="layout" svg:x1="15cm" svg:y1="17cm" svg:x2="16cm" svg:y2="17cm">
          <text:p/>
        </draw:line>
        <draw:line draw:style-name="gr16" draw:text-style-name="P2" draw:layer="layout" svg:x1="7.25cm" svg:y1="2.5cm" svg:x2="7.25cm" svg:y2="4.85cm">
          <text:p/>
        </draw:line>
        <draw:line draw:style-name="gr16" draw:text-style-name="P2" draw:layer="layout" svg:x1="16cm" svg:y1="2.5cm" svg:x2="16cm" svg:y2="4.85cm">
          <text:p/>
        </draw:line>
        <draw:line draw:style-name="gr16" draw:text-style-name="P2" draw:layer="layout" svg:x1="19.45cm" svg:y1="2.487cm" svg:x2="19.45cm" svg:y2="4.837cm">
          <text:p/>
        </draw:line>
        <draw:frame draw:style-name="gr17" draw:text-style-name="P11" draw:layer="layout" svg:width="1.129cm" svg:height="1.64cm" svg:x="14.871cm" svg:y="16.85cm">
          <draw:text-box>
            <text:p text:style-name="P10"><text:span text:style-name="T2">B</text:span></text:p>
          </draw:text-box>
        </draw:frame>
        <draw:line draw:style-name="gr18" draw:text-style-name="P8" draw:layer="layout" svg:x1="4cm" svg:y1="18.1cm" svg:x2="4cm" svg:y2="7.85cm">
          <text:p/>
        </draw:line>
        <draw:line draw:style-name="gr18" draw:text-style-name="P8" draw:layer="layout" svg:x1="26.25cm" svg:y1="15.1cm" svg:x2="22.75cm" svg:y2="18.6cm">
          <text:p/>
        </draw:line>
        <draw:frame draw:style-name="gr19" draw:text-style-name="P12" draw:layer="layout" svg:width="2.022cm" svg:height="1.64cm" svg:x="24.45cm" svg:y="16.35cm">
          <draw:text-box>
            <text:p><text:span text:style-name="T3">6 m</text:span></text:p>
          </draw:text-box>
        </draw:frame>
        <draw:frame draw:style-name="gr19" draw:text-style-name="P12" draw:layer="layout" svg:width="2.022cm" svg:height="1.64cm" draw:transform="rotate (1.5707963267949) translate (2.041cm 13.581cm)">
          <draw:text-box>
            <text:p><text:span text:style-name="T3">4 m</text:span></text:p>
          </draw:text-box>
        </draw:frame>
        <draw:g>
          <draw:line draw:style-name="gr20" draw:text-style-name="P8" draw:layer="layout" svg:x1="4.75cm" svg:y1="18.95cm" svg:x2="9.799cm" svg:y2="18.95cm">
            <text:p/>
          </draw:line>
          <draw:line draw:style-name="gr21" draw:text-style-name="P2" draw:layer="layout" svg:x1="16.392cm" svg:y1="18.7cm" svg:x2="16.095cm" svg:y2="19.2cm">
            <text:p/>
          </draw:line>
          <draw:line draw:style-name="gr21" draw:text-style-name="P2" draw:layer="layout" svg:x1="10.215cm" svg:y1="18.7cm" svg:x2="9.918cm" svg:y2="19.2cm">
            <text:p/>
          </draw:line>
          <draw:line draw:style-name="gr22" draw:text-style-name="P2" draw:layer="layout" svg:x1="10.036cm" svg:y1="18.95cm" svg:x2="16.273cm" svg:y2="18.95cm">
            <text:p/>
          </draw:line>
          <draw:line draw:style-name="gr21" draw:text-style-name="P2" draw:layer="layout" svg:x1="16.629cm" svg:y1="18.7cm" svg:x2="16.332cm" svg:y2="19.2cm">
            <text:p/>
          </draw:line>
          <draw:line draw:style-name="gr21" draw:text-style-name="P2" draw:layer="layout" svg:x1="9.977cm" svg:y1="18.7cm" svg:x2="9.68cm" svg:y2="19.2cm">
            <text:p/>
          </draw:line>
          <draw:line draw:style-name="gr20" draw:text-style-name="P8" draw:layer="layout" svg:x1="21.5cm" svg:y1="18.95cm" svg:x2="16.451cm" svg:y2="18.95cm">
            <text:p/>
          </draw:line>
        </draw:g>
        <draw:frame draw:style-name="gr19" draw:text-style-name="P12" draw:layer="layout" svg:width="2.022cm" svg:height="1.64cm" svg:x="12.15cm" svg:y="18.75cm">
          <draw:text-box>
            <text:p><text:span text:style-name="T3">2 m</text:span></text:p>
          </draw:text-box>
        </draw:frame>
        <draw:frame draw:style-name="gr23" draw:text-style-name="P2" draw:layer="layout" svg:width="1.5cm" svg:height="1cm" svg:x="3cm" svg:y="6.05cm">
          <draw:image xlink:href="Pictures/10000201000000E300000097E2123E720C7A079E.png" xlink:type="simple" xlink:show="embed" xlink:actuate="onLoad" draw:mime-type="image/png">
            <text:p/>
          </draw:image>
        </draw:frame>
        <draw:frame draw:style-name="gr24" draw:text-style-name="P8" draw:layer="layout" svg:width="1.5cm" svg:height="1cm" svg:x="25.7cm" svg:y="6.05cm">
          <draw:image xlink:href="Pictures/10000201000004B00000032026703B42B2C505DA.png" xlink:type="simple" xlink:show="embed" xlink:actuate="onLoad" draw:mime-type="image/png">
            <text:p/>
          </draw:image>
        </draw:frame>
        <draw:frame draw:style-name="gr25" draw:text-style-name="P2" draw:layer="layout" svg:width="3.249cm" svg:height="1.72cm" svg:x="21.501cm" svg:y="2cm">
          <draw:image xlink:href="Pictures/100002010000038D000001181295BFADA9F33AF1.png" xlink:type="simple" xlink:show="embed" xlink:actuate="onLoad" draw:mime-type="image/png">
            <text:p/>
          </draw:image>
        </draw:frame>
        <draw:frame draw:style-name="gr26" draw:text-style-name="P2" draw:layer="layout" svg:width="1.5cm" svg:height="1.425cm" svg:x="5.25cm" svg:y="19.075cm">
          <draw:image xlink:href="Pictures/10000201000001F4000001DBDBF5FB250F50241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opacity="46%" draw:textarea-horizontal-align="justify" fo:padding-top="0.125cm" fo:padding-bottom="0.125cm" fo:padding-left="0.25cm" fo:padding-right="0.25cm" draw:shadow="hidden" draw:shadow-offset-x="0.2cm" draw:shadow-offset-y="0.2cm" draw:shadow-color="#808080" draw:shadow-opacity="46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06T13:04:02.664665258</meta:creation-date>
    <dc:date>2020-10-13T12:01:12.211556504</dc:date>
    <meta:editing-duration>PT1H42M49S</meta:editing-duration>
    <meta:editing-cycles>19</meta:editing-cycles>
    <meta:generator>LibreOffice/7.0.2.2$Linux_X86_64 LibreOffice_project/00$Build-2</meta:generator>
    <meta:document-statistic meta:object-count="650"/>
  </office:meta>
</office:document-meta>
</file>